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Neue" svg:font-family="HelveticaNeue" style:font-pitch="variable"/>
    <style:font-face style:name="HelveticaNeue-Bold" svg:font-family="HelveticaNeue-Bold"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itle">
      <style:text-properties officeooo:rsid="008687e7" officeooo:paragraph-rsid="008687e7"/>
    </style:style>
    <style:style style:name="P2" style:family="paragraph" style:parent-style-name="Text_20_body">
      <style:text-properties officeooo:rsid="001bb0fb" officeooo:paragraph-rsid="0071f69b"/>
    </style:style>
    <style:style style:name="P3" style:family="paragraph" style:parent-style-name="Contents_20_1">
      <style:paragraph-properties>
        <style:tab-stops>
          <style:tab-stop style:position="6.9244in" style:type="right" style:leader-style="dotted" style:leader-text="."/>
        </style:tab-stops>
      </style:paragraph-properties>
    </style:style>
    <style:style style:name="P4" style:family="paragraph" style:parent-style-name="Contents_20_2">
      <style:paragraph-properties>
        <style:tab-stops>
          <style:tab-stop style:position="6.728in" style:type="right" style:leader-style="dotted" style:leader-text="."/>
        </style:tab-stops>
      </style:paragraph-properties>
    </style:style>
    <style:style style:name="P5" style:family="paragraph" style:parent-style-name="Text_20_body">
      <style:text-properties officeooo:rsid="0075d57d" officeooo:paragraph-rsid="0075d57d"/>
    </style:style>
    <style:style style:name="P6" style:family="paragraph" style:parent-style-name="Heading_20_1">
      <style:paragraph-properties fo:break-before="page"/>
      <style:text-properties officeooo:rsid="00958376" officeooo:paragraph-rsid="00958376"/>
    </style:style>
    <style:style style:name="P7" style:family="paragraph" style:parent-style-name="Quotations">
      <style:text-properties officeooo:rsid="00971fcf" officeooo:paragraph-rsid="00971fcf"/>
    </style:style>
    <style:style style:name="P8" style:family="paragraph" style:parent-style-name="Text_20_body">
      <style:text-properties officeooo:rsid="00958376" officeooo:paragraph-rsid="00958376"/>
    </style:style>
    <style:style style:name="P9" style:family="paragraph" style:parent-style-name="Text_20_body">
      <style:text-properties officeooo:paragraph-rsid="00958376"/>
    </style:style>
    <style:style style:name="P10" style:family="paragraph" style:parent-style-name="Heading_20_1">
      <style:text-properties officeooo:rsid="008cb253" officeooo:paragraph-rsid="0058853f"/>
    </style:style>
    <style:style style:name="P11" style:family="paragraph" style:parent-style-name="Text_20_body">
      <style:text-properties officeooo:rsid="00971fcf" officeooo:paragraph-rsid="00971fcf"/>
    </style:style>
    <style:style style:name="P12" style:family="paragraph" style:parent-style-name="Text_20_body" style:list-style-name="L1">
      <style:text-properties officeooo:rsid="00958376" officeooo:paragraph-rsid="00958376"/>
    </style:style>
    <style:style style:name="P13" style:family="paragraph" style:parent-style-name="Heading_20_1">
      <style:text-properties officeooo:paragraph-rsid="00b4cd9b"/>
    </style:style>
    <style:style style:name="P14" style:family="paragraph" style:parent-style-name="Text_20_body">
      <style:text-properties fo:font-weight="bold" officeooo:paragraph-rsid="00b4cd9b" style:font-weight-asian="bold" style:font-weight-complex="bold"/>
    </style:style>
    <style:style style:name="P15" style:family="paragraph" style:parent-style-name="Text_20_body">
      <style:text-properties officeooo:paragraph-rsid="00b4cd9b"/>
    </style:style>
    <style:style style:name="P16" style:family="paragraph" style:parent-style-name="Standard">
      <style:text-properties fo:color="#000000" loext:opacity="100%" style:font-name="HelveticaNeue" fo:font-size="11pt" style:text-underline-style="none" fo:font-weight="normal" officeooo:paragraph-rsid="00b4cd9b" style:font-size-asian="11pt" style:font-weight-asian="normal"/>
    </style:style>
    <style:style style:name="P17" style:family="paragraph" style:parent-style-name="Text_20_body">
      <style:paragraph-properties fo:break-before="page"/>
      <style:text-properties fo:font-weight="bold" officeooo:paragraph-rsid="00b4cd9b" style:font-weight-asian="bold" style:font-weight-complex="bold"/>
    </style:style>
    <style:style style:name="P18" style:family="paragraph" style:parent-style-name="Quotations">
      <style:text-properties officeooo:paragraph-rsid="00b4cd9b"/>
    </style:style>
    <style:style style:name="P19" style:family="paragraph" style:parent-style-name="Heading_20_1">
      <style:text-properties officeooo:rsid="008ad59e" officeooo:paragraph-rsid="008ad59e"/>
    </style:style>
    <style:style style:name="P20" style:family="paragraph" style:parent-style-name="Text_20_body">
      <style:text-properties officeooo:rsid="009a7a65" officeooo:paragraph-rsid="009a7a65"/>
    </style:style>
    <style:style style:name="P21" style:family="paragraph" style:parent-style-name="Text_20_body">
      <style:text-properties officeooo:rsid="009d853c" officeooo:paragraph-rsid="009d853c"/>
    </style:style>
    <style:style style:name="P22" style:family="paragraph" style:parent-style-name="Heading_20_1">
      <style:text-properties officeooo:paragraph-rsid="00b10772"/>
    </style:style>
    <style:style style:name="P23" style:family="paragraph" style:parent-style-name="Text_20_body">
      <style:text-properties officeooo:rsid="00ab57d3" officeooo:paragraph-rsid="00b10772"/>
    </style:style>
    <style:style style:name="P24" style:family="paragraph" style:parent-style-name="Text_20_body" style:list-style-name="L2">
      <style:text-properties officeooo:paragraph-rsid="00b10772"/>
    </style:style>
    <style:style style:name="P25" style:family="paragraph" style:parent-style-name="Text_20_body">
      <style:text-properties officeooo:rsid="00a97634" officeooo:paragraph-rsid="00b10772"/>
    </style:style>
    <style:style style:name="P26" style:family="paragraph" style:parent-style-name="Text_20_body">
      <style:text-properties officeooo:rsid="009f2ec3" officeooo:paragraph-rsid="009f2ec3"/>
    </style:style>
    <style:style style:name="P27" style:family="paragraph" style:parent-style-name="Text_20_body">
      <style:text-properties officeooo:rsid="00a1aba5" officeooo:paragraph-rsid="00a1aba5"/>
    </style:style>
    <style:style style:name="P28" style:family="paragraph" style:parent-style-name="Text_20_body">
      <style:text-properties officeooo:rsid="00a8681b" officeooo:paragraph-rsid="00a8681b"/>
    </style:style>
    <style:style style:name="P29" style:family="paragraph" style:parent-style-name="Heading_20_1">
      <style:text-properties officeooo:paragraph-rsid="008b6c7d"/>
    </style:style>
    <style:style style:name="P30" style:family="paragraph" style:parent-style-name="Text_20_body">
      <style:text-properties officeooo:rsid="00aa6405" officeooo:paragraph-rsid="00aa6405"/>
    </style:style>
    <style:style style:name="P31" style:family="paragraph" style:parent-style-name="Text_20_body">
      <style:text-properties officeooo:rsid="00a23cb8" officeooo:paragraph-rsid="008b6c7d"/>
    </style:style>
    <style:style style:name="P32" style:family="paragraph" style:parent-style-name="Text_20_body">
      <style:text-properties officeooo:rsid="00a23cb8" officeooo:paragraph-rsid="00a23cb8"/>
    </style:style>
    <style:style style:name="P33" style:family="paragraph" style:parent-style-name="Text_20_body">
      <style:text-properties officeooo:rsid="00a339b9" officeooo:paragraph-rsid="00a339b9"/>
    </style:style>
    <style:style style:name="P34" style:family="paragraph" style:parent-style-name="Text_20_body">
      <style:text-properties officeooo:rsid="00a97634" officeooo:paragraph-rsid="00a97634"/>
    </style:style>
    <style:style style:name="P35" style:family="paragraph" style:parent-style-name="Text_20_body">
      <style:text-properties officeooo:rsid="00ae6159" officeooo:paragraph-rsid="00ae6159"/>
    </style:style>
    <style:style style:name="P36" style:family="paragraph" style:parent-style-name="Text_20_body">
      <style:text-properties officeooo:rsid="00ab27dc" officeooo:paragraph-rsid="00ab27dc"/>
    </style:style>
    <style:style style:name="P37" style:family="paragraph" style:parent-style-name="Text_20_body">
      <style:text-properties officeooo:paragraph-rsid="00ab27dc"/>
    </style:style>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5"/>
    <style:style style:name="P41" style:family="paragraph" style:parent-style-name="Text_20_body">
      <style:text-properties fo:font-weight="bold" style:font-weight-asian="bold" style:font-weight-complex="bold"/>
    </style:style>
    <style:style style:name="P42" style:family="paragraph" style:parent-style-name="Text_20_body" style:list-style-name="L6"/>
    <style:style style:name="P43" style:family="paragraph" style:parent-style-name="Standard">
      <style:text-properties fo:color="#000000" loext:opacity="100%" style:font-name="HelveticaNeue" fo:font-size="11pt" style:text-underline-style="none" fo:font-weight="normal" style:font-size-asian="11pt" style:font-weight-asian="normal"/>
    </style:style>
    <style:style style:name="P44" style:family="paragraph" style:parent-style-name="Text_20_body">
      <style:text-properties officeooo:rsid="00b266cc" officeooo:paragraph-rsid="00b266cc"/>
    </style:style>
    <style:style style:name="P45" style:family="paragraph" style:parent-style-name="Text_20_body">
      <style:text-properties officeooo:paragraph-rsid="00b6b801"/>
    </style:style>
    <style:style style:name="P46" style:family="paragraph" style:parent-style-name="Heading_20_1">
      <style:paragraph-properties fo:break-before="page"/>
      <style:text-properties officeooo:rsid="008d140b" officeooo:paragraph-rsid="00af2f94"/>
    </style:style>
    <style:style style:name="P47" style:family="paragraph" style:parent-style-name="Text_20_body">
      <style:text-properties officeooo:rsid="00a339b9" officeooo:paragraph-rsid="00af2f94"/>
    </style:style>
    <style:style style:name="P48" style:family="paragraph" style:parent-style-name="Heading_20_1">
      <style:text-properties officeooo:paragraph-rsid="00af2f94"/>
    </style:style>
    <style:style style:name="P49" style:family="paragraph" style:parent-style-name="Text_20_body">
      <style:text-properties officeooo:rsid="00aa6405" officeooo:paragraph-rsid="00af2f94"/>
    </style:style>
    <style:style style:name="P50" style:family="paragraph" style:parent-style-name="Quotations">
      <style:text-properties officeooo:paragraph-rsid="00af2f94"/>
    </style:style>
    <style:style style:name="P51" style:family="paragraph" style:parent-style-name="Heading_20_1">
      <style:text-properties officeooo:paragraph-rsid="00aeb420"/>
    </style:style>
    <style:style style:name="P52" style:family="paragraph" style:parent-style-name="Text_20_body">
      <style:text-properties officeooo:rsid="008f081e" officeooo:paragraph-rsid="00aeb420"/>
    </style:style>
    <style:style style:name="P53" style:family="paragraph" style:parent-style-name="Heading_20_1">
      <style:text-properties officeooo:rsid="008ad59e" officeooo:paragraph-rsid="00aeb420"/>
    </style:style>
    <style:style style:name="P54" style:family="paragraph" style:parent-style-name="Text_20_body">
      <style:text-properties officeooo:rsid="00a339b9" officeooo:paragraph-rsid="00aeb420"/>
    </style:style>
    <style:style style:name="P55" style:family="paragraph" style:parent-style-name="Text_20_body">
      <style:text-properties officeooo:rsid="00b4cd9b" officeooo:paragraph-rsid="00b4cd9b"/>
    </style:style>
    <style:style style:name="P56" style:family="paragraph" style:parent-style-name="Quotations">
      <style:text-properties officeooo:paragraph-rsid="00aeb420"/>
    </style:style>
    <style:style style:name="P57" style:family="paragraph" style:parent-style-name="Heading_20_1">
      <style:text-properties officeooo:paragraph-rsid="00af7376"/>
    </style:style>
    <style:style style:name="T1" style:family="text">
      <style:text-properties officeooo:rsid="00b6bfc1"/>
    </style:style>
    <style:style style:name="T2" style:family="text">
      <style:text-properties officeooo:rsid="00958376"/>
    </style:style>
    <style:style style:name="T3" style:family="text">
      <style:text-properties officeooo:rsid="00971fcf"/>
    </style:style>
    <style:style style:name="T4" style:family="text">
      <style:text-properties fo:color="#000000" loext:opacity="100%" style:font-name="HelveticaNeue" fo:font-size="11pt" style:text-underline-style="none" fo:font-weight="normal" style:font-size-asian="11pt" style:font-weight-asian="normal"/>
    </style:style>
    <style:style style:name="T5" style:family="text">
      <style:text-properties officeooo:rsid="00b10772"/>
    </style:style>
    <style:style style:name="T6" style:family="text">
      <style:text-properties officeooo:rsid="00b4cd9b"/>
    </style:style>
    <style:style style:name="T7" style:family="text">
      <style:text-properties fo:color="#000000" loext:opacity="100%" style:font-name="HelveticaNeue" fo:font-size="11pt" style:text-underline-style="solid" style:text-underline-width="auto" style:text-underline-color="font-color" fo:font-weight="normal" style:font-size-asian="11pt" style:font-weight-asian="normal"/>
    </style:style>
    <style:style style:name="T8" style:family="text">
      <style:text-properties fo:color="#000000" loext:opacity="100%" style:font-name="HelveticaNeue-Bold" fo:font-size="11pt" style:text-underline-style="none" fo:font-weight="bold" style:font-size-asian="11pt" style:font-weight-asian="bold"/>
    </style:style>
    <style:style style:name="T9" style:family="text">
      <style:text-properties officeooo:rsid="00991d17"/>
    </style:style>
    <style:style style:name="T10" style:family="text">
      <style:text-properties officeooo:rsid="009d853c"/>
    </style:style>
    <style:style style:name="T11" style:family="text">
      <style:text-properties officeooo:rsid="00ab57d3"/>
    </style:style>
    <style:style style:name="T12" style:family="text">
      <style:text-properties officeooo:rsid="009f2ec3"/>
    </style:style>
    <style:style style:name="T13" style:family="text">
      <style:text-properties officeooo:rsid="00ab27dc"/>
    </style:style>
    <style:style style:name="T14" style:family="text">
      <style:text-properties fo:color="#000000" loext:opacity="100%" style:font-name="HelveticaNeue-Bold" fo:font-size="16pt" style:text-underline-style="none" fo:font-weight="bold" style:font-size-asian="16pt" style:font-weight-asian="bold"/>
    </style:style>
    <style:style style:name="T15" style:family="text">
      <style:text-properties fo:color="#000000" loext:opacity="100%" style:font-name="HelveticaNeue-Bold" fo:font-size="11pt" style:text-underline-style="none" style:font-size-asian="11pt"/>
    </style:style>
    <style:style style:name="T16" style:family="text">
      <style:text-properties fo:color="#000000" loext:opacity="100%" style:font-name="HelveticaNeue-Bold" fo:font-size="18pt" style:text-underline-style="none" fo:font-weight="bold" style:font-size-asian="18pt" style:font-weight-asian="bold"/>
    </style:style>
    <style:style style:name="T17" style:family="text">
      <style:text-properties officeooo:rsid="00ae6159"/>
    </style:style>
    <style:style style:name="T18" style:family="text">
      <style:text-properties fo:color="#000000" loext:opacity="100%" style:font-name="Liberation Serif" fo:font-size="11pt" style:text-underline-style="none" fo:font-weight="normal" style:font-size-asian="11pt" style:font-weight-asian="normal"/>
    </style:style>
    <style:style style:name="T19" style:family="text">
      <style:text-properties fo:color="#000000" loext:opacity="100%" style:font-name="Liberation Serif" fo:font-size="11pt" style:text-underline-style="solid" style:text-underline-width="auto" style:text-underline-color="font-color" fo:font-weight="normal" style:font-size-asian="11pt" style:font-weight-asian="normal"/>
    </style:style>
    <style:style style:name="T20" style:family="text">
      <style:text-properties officeooo:rsid="00b6b801"/>
    </style:style>
    <style:style style:name="T21" style:family="text">
      <style:text-properties officeooo:rsid="00b97c5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 to Cyber Security for AI Projec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5559_1695438011" text:style-name="Index_20_Link" text:visited-style-name="Index_20_Link">Vide Coders vs Professionals<text:tab/>3</text:a></text:p>
          <text:p text:style-name="P3"><text:a xlink:type="simple" xlink:href="#__RefHeading___Toc5561_1695438011" text:style-name="Index_20_Link" text:visited-style-name="Index_20_Link">"AI" Isn't...<text:tab/>3</text:a></text:p>
          <text:p text:style-name="P3"><text:a xlink:type="simple" xlink:href="#__RefHeading___Toc5563_1695438011" text:style-name="Index_20_Link" text:visited-style-name="Index_20_Link">How AI Changes Cyber Security<text:tab/>3</text:a></text:p>
          <text:p text:style-name="P3"><text:a xlink:type="simple" xlink:href="#__RefHeading___Toc5565_1695438011" text:style-name="Index_20_Link" text:visited-style-name="Index_20_Link">What is Security?<text:tab/>3</text:a></text:p>
          <text:p text:style-name="P3"><text:a xlink:type="simple" xlink:href="#__RefHeading___Toc4818_529277545" text:style-name="Index_20_Link" text:visited-style-name="Index_20_Link">Actual Events<text:tab/>4</text:a></text:p>
          <text:p text:style-name="P3"><text:a xlink:type="simple" xlink:href="#__RefHeading___Toc4820_529277545" text:style-name="Index_20_Link" text:visited-style-name="Index_20_Link">We are at WAR!<text:tab/>5</text:a></text:p>
          <text:p text:style-name="P3"><text:a xlink:type="simple" xlink:href="#__RefHeading___Toc4822_529277545" text:style-name="Index_20_Link" text:visited-style-name="Index_20_Link">"War" Footing<text:tab/>6</text:a></text:p>
          <text:p text:style-name="P3"><text:a xlink:type="simple" xlink:href="#__RefHeading___Toc5567_1695438011" text:style-name="Index_20_Link" text:visited-style-name="Index_20_Link">Layers of Security<text:tab/>6</text:a></text:p>
          <text:p text:style-name="P3"><text:a xlink:type="simple" xlink:href="#__RefHeading___Toc5034_529277545" text:style-name="Index_20_Link" text:visited-style-name="Index_20_Link">Lab vs. Production<text:tab/>7</text:a></text:p>
          <text:p text:style-name="P3"><text:a xlink:type="simple" xlink:href="#__RefHeading___Toc5036_529277545" text:style-name="Index_20_Link" text:visited-style-name="Index_20_Link">Problem with Vibe Coding<text:tab/>7</text:a></text:p>
          <text:p text:style-name="P3"><text:a xlink:type="simple" xlink:href="#__RefHeading___Toc4804_529277545" text:style-name="Index_20_Link" text:visited-style-name="Index_20_Link">Requirements for an Incident<text:tab/>7</text:a></text:p>
          <text:p text:style-name="P3"><text:a xlink:type="simple" xlink:href="#__RefHeading___Toc5072_529277545" text:style-name="Index_20_Link" text:visited-style-name="Index_20_Link">Zero Trust<text:tab/>8</text:a></text:p>
          <text:p text:style-name="P3"><text:a xlink:type="simple" xlink:href="#__RefHeading___Toc5042_529277545" text:style-name="Index_20_Link" text:visited-style-name="Index_20_Link">Logging<text:tab/>8</text:a></text:p>
          <text:p text:style-name="P3"><text:a xlink:type="simple" xlink:href="#__RefHeading___Toc5044_529277545" text:style-name="Index_20_Link" text:visited-style-name="Index_20_Link">Disciplinary Procedures<text:tab/>8</text:a></text:p>
          <text:p text:style-name="P3"><text:a xlink:type="simple" xlink:href="#__RefHeading___Toc5922_1695438011" text:style-name="Index_20_Link" text:visited-style-name="Index_20_Link">Shadow AI<text:tab/>8</text:a></text:p>
          <text:p text:style-name="P3"><text:a xlink:type="simple" xlink:href="#__RefHeading___Toc5050_529277545" text:style-name="Index_20_Link" text:visited-style-name="Index_20_Link">Permissions /Privileges<text:tab/>9</text:a></text:p>
          <text:p text:style-name="P3"><text:a xlink:type="simple" xlink:href="#__RefHeading___Toc5052_529277545" text:style-name="Index_20_Link" text:visited-style-name="Index_20_Link">"Deleting"<text:tab/>9</text:a></text:p>
          <text:p text:style-name="P3"><text:a xlink:type="simple" xlink:href="#__RefHeading___Toc5058_529277545" text:style-name="Index_20_Link" text:visited-style-name="Index_20_Link">Vulnerability Discovery<text:tab/>9</text:a></text:p>
          <text:p text:style-name="P3"><text:a xlink:type="simple" xlink:href="#__RefHeading___Toc5060_529277545" text:style-name="Index_20_Link" text:visited-style-name="Index_20_Link">API Leaking Data<text:tab/>9</text:a></text:p>
          <text:p text:style-name="P3"><text:a xlink:type="simple" xlink:href="#__RefHeading___Toc5066_529277545" text:style-name="Index_20_Link" text:visited-style-name="Index_20_Link">Firewalls and ICMP<text:tab/>9</text:a></text:p>
          <text:p text:style-name="P3"><text:a xlink:type="simple" xlink:href="#__RefHeading___Toc5068_529277545" text:style-name="Index_20_Link" text:visited-style-name="Index_20_Link">Wireless Isolation<text:tab/>10</text:a></text:p>
          <text:p text:style-name="P3"><text:a xlink:type="simple" xlink:href="#__RefHeading___Toc5070_529277545" text:style-name="Index_20_Link" text:visited-style-name="Index_20_Link">DNS Security<text:tab/>10</text:a></text:p>
          <text:p text:style-name="P3"><text:a xlink:type="simple" xlink:href="#__RefHeading___Toc4806_529277545" text:style-name="Index_20_Link" text:visited-style-name="Index_20_Link">Documentation and Planning<text:tab/>10</text:a></text:p>
          <text:p text:style-name="P3"><text:a xlink:type="simple" xlink:href="#__RefHeading___Toc4808_529277545" text:style-name="Index_20_Link" text:visited-style-name="Index_20_Link">Resources<text:tab/>10</text:a></text:p>
          <text:p text:style-name="P3"><text:a xlink:type="simple" xlink:href="#__RefHeading___Toc4812_529277545" text:style-name="Index_20_Link" text:visited-style-name="Index_20_Link">Over Complicated Security<text:tab/>11</text:a></text:p>
          <text:p text:style-name="P3"><text:a xlink:type="simple" xlink:href="#__RefHeading___Toc4816_529277545" text:style-name="Index_20_Link" text:visited-style-name="Index_20_Link">Stupid Employee Games<text:tab/>11</text:a></text:p>
          <text:p text:style-name="P3"><text:a xlink:type="simple" xlink:href="#__RefHeading___Toc4824_529277545" text:style-name="Index_20_Link" text:visited-style-name="Index_20_Link">Disaster Recovery<text:tab/>11</text:a></text:p>
          <text:p text:style-name="P4"><text:a xlink:type="simple" xlink:href="#__RefHeading___Toc4826_529277545" text:style-name="Index_20_Link" text:visited-style-name="Index_20_Link">DR vs. Backups<text:tab/>11</text:a></text:p>
          <text:p text:style-name="P4"><text:a xlink:type="simple" xlink:href="#__RefHeading___Toc4828_529277545" text:style-name="Index_20_Link" text:visited-style-name="Index_20_Link">Disaster Recovery Systems<text:tab/>12</text:a></text:p>
          <text:p text:style-name="P4"><text:a xlink:type="simple" xlink:href="#__RefHeading___Toc4830_529277545" text:style-name="Index_20_Link" text:visited-style-name="Index_20_Link">Hybrid Architecture<text:tab/>12</text:a></text:p>
          <text:p text:style-name="P3"><text:a xlink:type="simple" xlink:href="#__RefHeading___Toc4832_529277545" text:style-name="Index_20_Link" text:visited-style-name="Index_20_Link">Physical / Operational Security and Surveillance<text:tab/>12</text:a></text:p>
          <text:p text:style-name="P4"><text:a xlink:type="simple" xlink:href="#__RefHeading___Toc4834_529277545" text:style-name="Index_20_Link" text:visited-style-name="Index_20_Link">Physical Security<text:tab/>12</text:a></text:p>
          <text:p text:style-name="P4"><text:a xlink:type="simple" xlink:href="#__RefHeading___Toc4836_529277545" text:style-name="Index_20_Link" text:visited-style-name="Index_20_Link">Operational Security<text:tab/>12</text:a></text:p>
          <text:p text:style-name="P4"><text:a xlink:type="simple" xlink:href="#__RefHeading___Toc4838_529277545" text:style-name="Index_20_Link" text:visited-style-name="Index_20_Link">Surveillance<text:tab/>12</text:a></text:p>
          <text:p text:style-name="P3"><text:a xlink:type="simple" xlink:href="#__RefHeading___Toc4840_529277545" text:style-name="Index_20_Link" text:visited-style-name="Index_20_Link">API Security<text:tab/>13</text:a></text:p>
          <text:p text:style-name="P4"><text:a xlink:type="simple" xlink:href="#__RefHeading___Toc6532_1695438011" text:style-name="Index_20_Link" text:visited-style-name="Index_20_Link">Vendor Trust<text:tab/>13</text:a></text:p>
          <text:p text:style-name="P4"><text:a xlink:type="simple" xlink:href="#__RefHeading___Toc6534_1695438011" text:style-name="Index_20_Link" text:visited-style-name="Index_20_Link"><text:soft-page-break/>Key Security<text:tab/>13</text:a></text:p>
          <text:p text:style-name="P4"><text:a xlink:type="simple" xlink:href="#__RefHeading___Toc6536_1695438011" text:style-name="Index_20_Link" text:visited-style-name="Index_20_Link">Cache Responses<text:tab/>13</text:a></text:p>
          <text:p text:style-name="P4"><text:a xlink:type="simple" xlink:href="#__RefHeading___Toc6538_1695438011" text:style-name="Index_20_Link" text:visited-style-name="Index_20_Link">Vendor Shut Down<text:tab/>13</text:a></text:p>
          <text:p text:style-name="P3"><text:a xlink:type="simple" xlink:href="#__RefHeading___Toc6540_1695438011" text:style-name="Index_20_Link" text:visited-style-name="Index_20_Link">Beware of Shadow IT<text:tab/>13</text:a></text:p>
          <text:p text:style-name="P3"><text:a xlink:type="simple" xlink:href="#__RefHeading___Toc6542_1695438011" text:style-name="Index_20_Link" text:visited-style-name="Index_20_Link">No Root for Standard Usage<text:tab/>14</text:a></text:p>
          <text:p text:style-name="P3"><text:a xlink:type="simple" xlink:href="#__RefHeading___Toc6544_1695438011" text:style-name="Index_20_Link" text:visited-style-name="Index_20_Link">Directory Tree Security<text:tab/>14</text:a></text:p>
          <text:p text:style-name="P3"><text:a xlink:type="simple" xlink:href="#__RefHeading___Toc5967_1695438011" text:style-name="Index_20_Link" text:visited-style-name="Index_20_Link">Caching<text:tab/>14</text:a></text:p>
          <text:p text:style-name="P3"><text:a xlink:type="simple" xlink:href="#__RefHeading___Toc6546_1695438011" text:style-name="Index_20_Link" text:visited-style-name="Index_20_Link">Services vs Servers<text:tab/>14</text:a></text:p>
          <text:p text:style-name="P3"><text:a xlink:type="simple" xlink:href="#__RefHeading___Toc6548_1695438011" text:style-name="Index_20_Link" text:visited-style-name="Index_20_Link">Geo Blocking and Auto Blocking<text:tab/>14</text:a></text:p>
          <text:p text:style-name="P3"><text:a xlink:type="simple" xlink:href="#__RefHeading___Toc6550_1695438011" text:style-name="Index_20_Link" text:visited-style-name="Index_20_Link">Authentication to Systems<text:tab/>14</text:a></text:p>
          <text:p text:style-name="P3"><text:a xlink:type="simple" xlink:href="#__RefHeading___Toc6552_1695438011" text:style-name="Index_20_Link" text:visited-style-name="Index_20_Link">Encryption<text:tab/>15</text:a></text:p>
          <text:p text:style-name="P3"><text:a xlink:type="simple" xlink:href="#__RefHeading___Toc6554_1695438011" text:style-name="Index_20_Link" text:visited-style-name="Index_20_Link">Auditing<text:tab/>15</text:a></text:p>
          <text:p text:style-name="P3"><text:a xlink:type="simple" xlink:href="#__RefHeading___Toc6556_1695438011" text:style-name="Index_20_Link" text:visited-style-name="Index_20_Link">Employees and Contractors<text:tab/>15</text:a></text:p>
          <text:p text:style-name="P3"><text:a xlink:type="simple" xlink:href="#__RefHeading___Toc6558_1695438011" text:style-name="Index_20_Link" text:visited-style-name="Index_20_Link">Data Fetish<text:tab/>15</text:a></text:p>
          <text:p text:style-name="P3"><text:a xlink:type="simple" xlink:href="#__RefHeading___Toc6560_1695438011" text:style-name="Index_20_Link" text:visited-style-name="Index_20_Link">Hashing Data<text:tab/>15</text:a></text:p>
          <text:p text:style-name="P3"><text:a xlink:type="simple" xlink:href="#__RefHeading___Toc6562_1695438011" text:style-name="Index_20_Link" text:visited-style-name="Index_20_Link">Regulations and Laws<text:tab/>16</text:a></text:p>
          <text:p text:style-name="P3"><text:a xlink:type="simple" xlink:href="#__RefHeading___Toc6564_1695438011" text:style-name="Index_20_Link" text:visited-style-name="Index_20_Link">Buy In<text:tab/>16</text:a></text:p>
          <text:p text:style-name="P3"><text:a xlink:type="simple" xlink:href="#__RefHeading___Toc6566_1695438011" text:style-name="Index_20_Link" text:visited-style-name="Index_20_Link">Office Politics<text:tab/>16</text:a></text:p>
          <text:p text:style-name="P3"><text:a xlink:type="simple" xlink:href="#__RefHeading___Toc6568_1695438011" text:style-name="Index_20_Link" text:visited-style-name="Index_20_Link">Education and Made Up Positions<text:tab/>16</text:a></text:p>
          <text:p text:style-name="P3"><text:a xlink:type="simple" xlink:href="#__RefHeading___Toc5062_529277545" text:style-name="Index_20_Link" text:visited-style-name="Index_20_Link">LLM SoA Problems<text:tab/>18</text:a></text:p>
          <text:p text:style-name="P3"><text:a xlink:type="simple" xlink:href="#__RefHeading___Toc5064_529277545" text:style-name="Index_20_Link" text:visited-style-name="Index_20_Link">Cost of Migration<text:tab/>18</text:a></text:p>
          <text:p text:style-name="P3"><text:a xlink:type="simple" xlink:href="#__RefHeading___Toc5074_529277545" text:style-name="Index_20_Link" text:visited-style-name="Index_20_Link">Sanitization for AI<text:tab/>18</text:a></text:p>
          <text:p text:style-name="P3"><text:a xlink:type="simple" xlink:href="#__RefHeading___Toc5038_529277545" text:style-name="Index_20_Link" text:visited-style-name="Index_20_Link">Context Compression<text:tab/>18</text:a></text:p>
          <text:p text:style-name="P3"><text:a xlink:type="simple" xlink:href="#__RefHeading___Toc5040_529277545" text:style-name="Index_20_Link" text:visited-style-name="Index_20_Link">Prompt Injection<text:tab/>18</text:a></text:p>
          <text:p text:style-name="P3"><text:a xlink:type="simple" xlink:href="#__RefHeading___Toc5054_529277545" text:style-name="Index_20_Link" text:visited-style-name="Index_20_Link">Data /Model Poisoning<text:tab/>18</text:a></text:p>
          <text:p text:style-name="P3"><text:a xlink:type="simple" xlink:href="#__RefHeading___Toc5056_529277545" text:style-name="Index_20_Link" text:visited-style-name="Index_20_Link">Copyright/ IP<text:tab/>19</text:a></text:p>
          <text:p text:style-name="P3"><text:a xlink:type="simple" xlink:href="#__RefHeading___Toc5048_529277545" text:style-name="Index_20_Link" text:visited-style-name="Index_20_Link">AI/LLM Hijacking<text:tab/>19</text:a></text:p>
        </text:index-body>
      </text:table-of-content>
      <text:p text:style-name="Text_20_body"/>
      <text:p text:style-name="P5">This class teaches the basic concepts of <text:span text:style-name="T1">cyber security and how it purtains to AI projects.</text:span></text:p>
      <text:h text:style-name="P6" text:outline-level="1"><text:bookmark-start text:name="__RefHeading___Toc5559_1695438011"/>Vide Coders vs Professionals<text:bookmark-end text:name="__RefHeading___Toc5559_1695438011"/></text:h>
      <text:p text:style-name="P7">If your CEO starts vibe coding... QUIT!!!</text:p>
      <text:p text:style-name="P8">Coding projects is the least valuable skill set for technology professionals. <text:s/>It is simply turning plans into code and functional products.</text:p>
      <text:p text:style-name="P9"><text:span text:style-name="T2">Professionals need to think about the Life of a project and all that entails. What level of security is required for either regulatory purposes or for user ease of mind? <text:s/>How do core products scale? What is the upgrade path to replacements products and services? Is there de facto data lock-in using particular vendors?</text:span><text:span text:style-name="T3"> Creating documentation for when the project is passed to another leader. <text:s/>Continuously keeping track of new threats and dangers to systems.</text:span></text:p>
      <text:h text:style-name="P10" text:outline-level="1"><text:bookmark-start text:name="__RefHeading___Toc5561_1695438011"/>"AI" Isn't...<text:bookmark-end text:name="__RefHeading___Toc5561_1695438011"/></text:h>
      <text:p text:style-name="P11">"AI" simply isn't "intelligent". It is an exceedingly complicated correlation system. The problem is that it is very good at finding and replicating patterns. When new problems come up it can fail in bizarre ways.</text:p>
      <text:h text:style-name="Heading_20_1" text:outline-level="1"><text:bookmark-start text:name="__RefHeading___Toc5563_1695438011"/>How AI Changes Cyber Security<text:bookmark-end text:name="__RefHeading___Toc5563_1695438011"/></text:h>
      <text:p text:style-name="P11">AI allows dumb decisions to be scaled at ludicrous speed. Whereas before you could fat finger a command and delete a code base, or update every record in a database with bad values, now an AI Agent can do that to your entire infrastructure before you realize what is happening.</text:p>
      <text:p text:style-name="P11">Additionally for nefarious actors they can use AI Agents to continuously probe systems, create and launch attacks and then respond to the results at the speed of a computer 24/7.</text:p>
      <text:p text:style-name="P11">"Security through Obscurity" has become ever less viable for defense, while at the same time administrators may not fully understand their own enviornments.</text:p>
      <text:h text:style-name="Heading_20_1" text:outline-level="1"><text:bookmark-start text:name="__RefHeading___Toc5565_1695438011"/>What is Security?<text:bookmark-end text:name="__RefHeading___Toc5565_1695438011"/></text:h>
      <text:p text:style-name="P8">When you think about "security" as a technology professional you need to think about more than hackers and computer viruses. Your goal as a professional is 100% uptime for users. Whether systems are not accessible because of a hacker, a biblical flood, or a CPU fan failing it has the same result to the end users. Building robust and resilient infrastructure will limit downtime from any reason.</text:p>
      <text:p text:style-name="P8">Beyond maintaining uptime the professional needs to design ways to mitigate disaster scenarios. <text:s/>When systems go down there should be processes in place to provide services to users as quickly as possible. <text:s/>Having good "backups" is poor security in the 2020's. Even with the best backup system it takes a long time to recover the backup data and make it usable. Now "Disaster Recovery" setups are preferred where systems are replicated to geographically diverse areas, and it one system goes down using "high <text:soft-page-break/>availability" other systems can either immediately provide services, or can do so with limited work and time.</text:p>
      <text:p text:style-name="P8">Security should be a core feature of systems from their initial implementations. Good Administration is Good Security.</text:p>
      <text:list text:style-name="L1">
        <text:list-item>
          <text:p text:style-name="P12">Zimbabwian Ninja Hackers</text:p>
        </text:list-item>
        <text:list-item>
          <text:p text:style-name="P12">Dumb Employees</text:p>
        </text:list-item>
        <text:list-item>
          <text:p text:style-name="P12">Pissed Off Employees</text:p>
        </text:list-item>
        <text:list-item>
          <text:p text:style-name="P12">Paid Off Employees</text:p>
        </text:list-item>
        <text:list-item>
          <text:p text:style-name="P12">Employees...</text:p>
        </text:list-item>
        <text:list-item>
          <text:p text:style-name="P12">Natural Disasters</text:p>
        </text:list-item>
        <text:list-item>
          <text:p text:style-name="P12">Hardware Failures</text:p>
        </text:list-item>
        <text:list-item>
          <text:p text:style-name="P12">Vendor Failures</text:p>
        </text:list-item>
        <text:list-item>
          <text:p text:style-name="P12">Over Complicated Security Systems</text:p>
        </text:list-item>
        <text:list-item>
          <text:p text:style-name="P12">Government Punishments</text:p>
        </text:list-item>
      </text:list>
      <text:p text:style-name="P8">... someone yanks the wrong plug... ...</text:p>
      <text:p text:style-name="P8">Good security will protect from ninja hackers and floods.</text:p>
      <text:h text:style-name="P13" text:outline-level="1"><text:bookmark-start text:name="__RefHeading___Toc4818_529277545"/>Actual Events<text:bookmark-end text:name="__RefHeading___Toc4818_529277545"/></text:h>
      <text:p text:style-name="P14">Data Center Burned Up:</text:p>
      <text:p text:style-name="P15"><text:a xlink:type="simple" xlink:href="https://www.datacenterdynamics.com/en/analysis/ovhcloud-fire-france-data-center/" text:style-name="Internet_20_link" text:visited-style-name="Visited_20_Internet_20_Link">https://www.datacenterdynamics.com/en/analysis/ovhcloud-fire-france-data-center/</text:a></text:p>
      <text:p text:style-name="P15">Before dawn broke, fire had ripped through the building. Its bright cladding was a misshapen, smoldering shell. The 30,000 servers inside were destroyed, and the adjacent SBG1 was terminally damaged. Data was lost, and companies across the Internet were reeling. At the height of the fire, 3.6 million websites corresponding to 464,000 domain names were unavailable.</text:p>
      <text:p text:style-name="P16" loext:marker-style-name="T4"/>
      <text:p text:style-name="P14">Twitter Hacked:</text:p>
      <text:p text:style-name="P15"><text:a xlink:type="simple" xlink:href="https://www.npr.org/2020/07/31/897815039/florida-teen-charged-as-mastermind-of-massive-twitter-hack" text:style-name="Internet_20_link" text:visited-style-name="Visited_20_Internet_20_Link">https://www.npr.org/2020/07/31/897815039/florida-teen-charged-as-mastermind-of-massive-twitter-hack</text:a></text:p>
      <text:p text:style-name="P15">Twitter has said the hackers used a phone "spear phishing attack" to trick Twitter employees to turn over information that gave the attackers access to internal systems.</text:p>
      <text:p text:style-name="P16" loext:marker-style-name="T4"/>
      <text:p text:style-name="P14"/>
      <text:p text:style-name="P17">Asheville Fiber Lines:</text:p>
      <text:p text:style-name="P15"><text:a xlink:type="simple" xlink:href="https://www.asheville.com/news/2024/10/buncombes-blackout-severed-fiber-lines-made-it-impossible-to-call-text-or-use-data-on-phones/" text:style-name="Internet_20_link" text:visited-style-name="Visited_20_Internet_20_Link">https://www.asheville.com/news/2024/10/buncombes-blackout-severed-fiber-lines-made-it-impossible-to-call-text-or-use-data-on-phones/</text:a></text:p>
      <text:p text:style-name="P15">Nearly 70 percent of western North Carolina’s cell phone towers and equipment were out of service as of Sept. 30, leaving hundreds of thousands with limited or no cell phone signal, according to federal communications data.</text:p>
      <text:p text:style-name="P15">Almost all of the towers withstood the damaging winds from Hurricane Helene, but fiber optic lines severed primarily by fallen trees caused a widespread, catastrophic blackout.</text:p>
      <text:p text:style-name="P16" loext:marker-style-name="T4"/>
      <text:h text:style-name="P13" text:outline-level="1"><text:bookmark-start text:name="__RefHeading___Toc4820_529277545"/>We are at WAR!<text:bookmark-end text:name="__RefHeading___Toc4820_529277545"/></text:h>
      <text:p text:style-name="P18">Got Counter Intelligence <text:span text:style-name="T5">C</text:span>apability?</text:p>
      <text:p text:style-name="P16" loext:marker-style-name="T4"/>
      <text:p text:style-name="P14">S<text:span text:style-name="T6">au</text:span>di Spy at Twitter:</text:p>
      <text:p text:style-name="P15"><text:a xlink:type="simple" xlink:href="https://www.nbcnews.com/tech/security/former-twitter-employee-sentenced-three-years-prison-spying-saudi-arab-rcna61384" text:style-name="Internet_20_link" text:visited-style-name="Visited_20_Internet_20_Link"><text:span text:style-name="T7">https://www.nbcnews.com/tech/security/former-twitter-employee-sentenced-three-years-prison-spying-saudi-arab-rcna61384</text:span></text:a><text:span text:style-name="T4"> </text:span></text:p>
      <text:p text:style-name="P15">A former Twitter employee found guilty of spying on users on behalf of the Saudi royal family has been sentenced to three and a half years in prison. </text:p>
      <text:p text:style-name="P15">Ahmad Abouammo, a dual U.S.-Lebanese citizen who helped oversee media partnerships for Twitter in the Middle East and North Africa, was part of a scheme to acquire the personal information of users, including phone numbers and birth dates, for a Saudi government agent.</text:p>
      <text:p text:style-name="P16" loext:marker-style-name="T4"/>
      <text:p text:style-name="P14">China Installs Viruses on New Hard Drives:</text:p>
      <text:p text:style-name="P15"><text:a xlink:type="simple" xlink:href="https://www.zdnet.com/article/malware-found-on-new-hard-drives/" text:style-name="Internet_20_link" text:visited-style-name="Visited_20_Internet_20_Link">https://www.zdnet.com/article/malware-found-on-new-hard-drives/</text:a></text:p>
      <text:p text:style-name="P15">Following findings by the Investigation Bureau that portable hard discs produced by US disk-drive manufacturer Seagate Technology that were sold in Taiwan contained Trojan horse viruses, further investigations suggested that "contamination" took place when the products were in the hands of Chinese subcontractors during the manufacturing process.</text:p>
      <text:p text:style-name="P16" loext:marker-style-name="T4"/>
      <text:p text:style-name="P14">NSA Compromises Hardware In Route:</text:p>
      <text:p text:style-name="P15"><text:a xlink:type="simple" xlink:href="https://arstechnica.com/tech-policy/2014/05/photos-of-an-nsa-upgrade-factory-show-cisco-router-getting-implant/" text:style-name="Internet_20_link" text:visited-style-name="Visited_20_Internet_20_Link"><text:span text:style-name="T7">https://arstechnica.com/tech-policy/2014/05/photos-of-an-nsa-upgrade-factory-show-cisco-router-getting-implant/</text:span></text:a><text:span text:style-name="T4"> </text:span></text:p>
      <text:p text:style-name="P15">A document included in the trove of National Security Agency files released with Glenn Greenwald’s book No Place to Hide details how the agency’s Tailored Access Operations (TAO) unit and other NSA <text:soft-page-break/>employees intercept servers, routers, and other network gear being shipped to organizations targeted for surveillance and install covert implant firmware onto them before they’re delivered.</text:p>
      <text:p text:style-name="P16" loext:marker-style-name="T4"/>
      <text:p text:style-name="P14">Hactivist Nukes Russian Servers with Python Module:</text:p>
      <text:p text:style-name="P15"><text:a xlink:type="simple" xlink:href="https://arstechnica.com/information-technology/2022/03/sabotage-code-added-to-popular-npm-package-wiped-files-in-russia-and-belarus/" text:style-name="Internet_20_link" text:visited-style-name="Visited_20_Internet_20_Link">https://arstechnica.com/information-technology/2022/03/sabotage-code-added-to-popular-npm-package-wiped-files-in-russia-and-belarus/</text:a></text:p>
      <text:p text:style-name="P15">the node-ipc author pushed a new version of the library that sabotaged computers in Russia and Belarus, the countries invading Ukraine and providing support for the invasion, respectively. The new release added a function that checked the IP address of developers who used the node-ipc in their own projects. When an IP address geolocated to either Russia or Belarus, the new version wiped files from the machine and replaced them with a heart emoji.</text:p>
      <text:h text:style-name="P13" text:outline-level="1"><text:bookmark-start text:name="__RefHeading___Toc4822_529277545"/>"War" Footing<text:bookmark-end text:name="__RefHeading___Toc4822_529277545"/></text:h>
      <text:p text:style-name="P15">Target Acquisition - Do employees post your information to LinkedIn</text:p>
      <text:p text:style-name="P15">Off Site Security - Do you audit security of remote workers environments?</text:p>
      <text:p text:style-name="P15">Personnel Investigations - If your junior admin buys a multi million dollar house in the Bahamas would you know?</text:p>
      <text:p text:style-name="P15">Vendor Trust - Have you ever visited your vendors facilities for at least a sniff test?</text:p>
      <text:p text:style-name="P15">Counter Intelligence - Do you know why or if your organization is considered a valuable target?</text:p>
      <text:p text:style-name="P15">Target Hardening - Who can update systems and what is the validation process of updates?</text:p>
      <text:p text:style-name="P15"><text:span text:style-name="T4">audit... Audit... AUDIT... </text:span><text:span text:style-name="T8">AUDIT!!!</text:span></text:p>
      <text:p text:style-name="P15"><text:tab/>You can't fix problems you don't bother to find...</text:p>
      <text:h text:style-name="Heading_20_1" text:outline-level="1"><text:bookmark-start text:name="__RefHeading___Toc5567_1695438011"/>Layers of Security<text:bookmark-end text:name="__RefHeading___Toc5567_1695438011"/></text:h>
      <text:p text:style-name="P11">Security should be built in numerous layers like an onion. <text:s/>The idea should be that you could post your Username and Password for the Global Sys Admin account for your Active Directory domain on a billboard and your systems will still be protected.</text:p>
      <text:p text:style-name="P11">If the account cannot VPN into the network, <text:span text:style-name="T9">if network ports and wifi are locked down to prevent unauthorized systems from connecting, if firewalls are configured to only allow communication for specific IP's or subnets, etc if a bad actor can't connect to systems then they can't access the login prompt.</text:span></text:p>
      <text:h text:style-name="P19" text:outline-level="1"><text:bookmark-start text:name="__RefHeading___Toc5034_529277545"/><text:soft-page-break/>Lab vs. Production<text:bookmark-end text:name="__RefHeading___Toc5034_529277545"/></text:h>
      <text:p text:style-name="P20">When vibe coding or using any kind of new AI Agents systems should be "sandboxed". This means that they are on their own network and cannot interfere with "production" systems. <text:s/>So if your vibe coded project deletes the database it doesn't matter, and if it destroys your operating system you just have a couple hours of reinstallation.</text:p>
      <text:p text:style-name="P20">You should backup your work regularly with the expectation that something will go horribly wrong.</text:p>
      <text:p text:style-name="P20">Because AI Agents and systems can operate so quickly and because their "decisions" cannot always be well understood before full deployment they need to be tested far more than normal code updates. Even once an AI is "trusted" there should still be fail safe systems in place to mitigate damage if something goes wrong.</text:p>
      <text:p text:style-name="P20">At the end of the day a "Spear Fishing" attack and an "AI Agent" look the same from a permissions point of view. The user account used for testing should be highly limited so that even if the AI does something wrong it does not have the rights to perform a bad action. An AI Agent can't drop a table you don't the privileges to drop, and it can't delete files you do not have the permission to delete.</text:p>
      <text:p text:style-name="Quotations">AI Agent + Root Access = Lots of Tears</text:p>
      <text:h text:style-name="P19" text:outline-level="1"><text:bookmark-start text:name="__RefHeading___Toc5036_529277545"/>Problem with Vibe Coding<text:bookmark-end text:name="__RefHeading___Toc5036_529277545"/></text:h>
      <text:p text:style-name="Quotations">Technology Professionals answer the questions clients do not know to ask<text:span text:style-name="T10">...</text:span></text:p>
      <text:p text:style-name="P21">Vide Coding is fine... Users will always be a nightmare...</text:p>
      <text:p text:style-name="P21">Most people do not really understand what technology professionals really do and in the coding bootcamp era many new coders were never properly trained and mentored. <text:s/>This creates an environment where people think that tech pros get paid for writing functions or racking servers.</text:p>
      <text:p text:style-name="P21">Our value is understanding complex systems and how "users" try to destroy our very pretty complex systems. We need to think not just about the systems today, but also how they will function and remain resilient into the future.</text:p>
      <text:p text:style-name="P21">A professional using coding tools to write code based on well defined criteria and then auditing that code make sense.</text:p>
      <text:p text:style-name="P21">Having an executive vide code a prototype to better explain what they need systems to do makes sense.</text:p>
      <text:p text:style-name="P21">Firing the Dev Team so that users can cook up their own solutions is dumb...</text:p>
      <text:h text:style-name="P22" text:outline-level="1" text:is-list-header="true"><text:bookmark-start text:name="__RefHeading___Toc4804_529277545"/>Requirements for an Incident<text:bookmark-end text:name="__RefHeading___Toc4804_529277545"/></text:h>
      <text:p text:style-name="P23">To have a successful attack against a system you need a vulnerability, vector to attack the vulnerability, and a bad actor that will try to compromise your systems. Without one of those things an attack cannot <text:soft-page-break/>be successful. So when creating your layers of security your goal is to close vulnerabilities in your systems, block the paths that could be used to attack your systems, and to work on verifying anyone who can access your systems to limit bad actors in your organization.</text:p>
      <text:list text:style-name="L2">
        <text:list-item>
          <text:p text:style-name="P24">Vulnerabilit<text:span text:style-name="T11">y - The failure in a system that can be compromised</text:span></text:p>
        </text:list-item>
        <text:list-item>
          <text:p text:style-name="P24">Vecto<text:span text:style-name="T11">r - How a bad actor can exploit a vulnerability</text:span></text:p>
        </text:list-item>
        <text:list-item>
          <text:p text:style-name="P24">Attac<text:span text:style-name="T11">k - The actual attack against your systems</text:span></text:p>
        </text:list-item>
      </text:list>
      <text:h text:style-name="P22" text:outline-level="1"><text:bookmark-start text:name="__RefHeading___Toc5072_529277545"/>Zero Trust<text:bookmark-end text:name="__RefHeading___Toc5072_529277545"/></text:h>
      <text:p text:style-name="P25">Zero Trust environments are designed in such a way that no system is trusted by default. All systems on the network are considered to be adversarial.</text:p>
      <text:h text:style-name="P19" text:outline-level="1"><text:bookmark-start text:name="__RefHeading___Toc5042_529277545"/>Logging<text:bookmark-end text:name="__RefHeading___Toc5042_529277545"/></text:h>
      <text:p text:style-name="P21">Visibility is vital to understand what is happening to systems. Whether it's for tracking hardware resource use, seeing issues with code,<text:span text:style-name="T12"> or tracking changes to systems if you do not have a logging system you will not be able to "see" what is happening to your systems.</text:span></text:p>
      <text:p text:style-name="P26">Many times logging is turned off by default on systems because it requires hardware resources to run.</text:p>
      <text:p text:style-name="P26">Additionally you need to think of where the log files should be stored or replicated to. Understanding events many times requires correlating logs from numerous systems so you need to be able to access those logs easily.</text:p>
      <text:h text:style-name="P19" text:outline-level="1"><text:bookmark-start text:name="__RefHeading___Toc5044_529277545"/>Disciplinary Procedures<text:bookmark-end text:name="__RefHeading___Toc5044_529277545"/></text:h>
      <text:p text:style-name="P27">What happens when employees violate the rules and put systems into danger?</text:p>
      <text:p text:style-name="P28">If there are no disciplinary procedures for when employees violate tech policies then they will keep violating the policies.</text:p>
      <text:h text:style-name="Heading_20_1" text:outline-level="1"><text:bookmark-start text:name="__RefHeading___Toc5922_1695438011"/>Shadow AI<text:bookmark-end text:name="__RefHeading___Toc5922_1695438011"/></text:h>
      <text:p text:style-name="P28">Shadow AI like Shadow IT is when employees use create their own systems outside of the formal tech system of an organization.</text:p>
      <text:p text:style-name="P28">There are standard issues with this such as regulatory compliance and security.</text:p>
      <text:p text:style-name="P28">In addition there is the concern of who owns the data and the system that the employee creates? Not only do you have to worry about an employee exfiltrating proprietary data to a competitor, but they can take the whole system a department relies on to a competitor and shut down your access.</text:p>
      <text:h text:style-name="P29" text:outline-level="1" text:is-list-header="true"><text:bookmark-start text:name="__RefHeading___Toc5050_529277545"/><text:soft-page-break/>Permissions /Privileges<text:bookmark-end text:name="__RefHeading___Toc5050_529277545"/></text:h>
      <text:p text:style-name="P30">Permissions or Privileges are what a user account is allowed to do on a system. For an Operating System a user may have the ability to read or write to files, they might have the ability to execute scripts or run programs and more. For systems such as MySQL RDMS you can give Privileges to users to allow them to SELECT but not DROP or ALTER.</text:p>
      <text:p text:style-name="P30">If a malicious script, or a misconfigured AI Agent tries to cause damage to a system locking down the system will prevent this from happening.</text:p>
      <text:p text:style-name="P30">System Administrators should not check email logged in as a Global Admin account, and Vibe Coders shouldn't be using accounts that have permission to damage systems.</text:p>
      <text:h text:style-name="Heading_20_1" text:outline-level="1"><text:bookmark-start text:name="__RefHeading___Toc5052_529277545"/>"Deleting"<text:bookmark-end text:name="__RefHeading___Toc5052_529277545"/></text:h>
      <text:p text:style-name="P31">You should create systems where data is "flagged" as inactive instead of being deleted. When data is deleted it is permanently gone. Instead of allowing data to be deleted you create systems where data is flagged as either "active" or "inactive". That way if there is a major issues changes can be rolled back without losing the original data.</text:p>
      <text:p text:style-name="P32">Additionally instead of "updating" database records you can create new records and then configure your system to select the latest record.</text:p>
      <text:h text:style-name="Heading_20_1" text:outline-level="1" text:is-list-header="true"><text:bookmark-start text:name="__RefHeading___Toc5058_529277545"/>Vulnerability Discovery<text:bookmark-end text:name="__RefHeading___Toc5058_529277545"/></text:h>
      <text:p text:style-name="P30">An issue for many deployments is that they have "security through obscurity". This means that even though there are vulnerabilities that it's too difficult for bad actors to discover what those are.</text:p>
      <text:p text:style-name="P30">With AI it is easier to find vulnerabilities in systems that the systems administrtor may not have ever though about. <text:s/>What are the vulnerabilities of an HP JetDirect Print Server Card from 2002?</text:p>
      <text:h text:style-name="Heading_20_1" text:outline-level="1"><text:bookmark-start text:name="__RefHeading___Toc5060_529277545"/>API Leaking Data<text:bookmark-end text:name="__RefHeading___Toc5060_529277545"/></text:h>
      <text:p text:style-name="P33">When using API's you may be providing more data then you realize to the vendor. Even if they do not train off the data you provide specifically they may be able to save meta data and correlation data that could be valuable. <text:s/>If you have a system that focuses on a niche in investing and then there is a spike in requests from your site to the API knowledge of that spike along with correlating spikes from other customers might be valuable for an API vendor to sell.</text:p>
      <text:h text:style-name="Heading_20_1" text:outline-level="1" text:is-list-header="true"><text:bookmark-start text:name="__RefHeading___Toc5066_529277545"/>Firewalls and ICMP<text:bookmark-end text:name="__RefHeading___Toc5066_529277545"/></text:h>
      <text:p text:style-name="P34">Firewalls are used to block TCP Ports on computers and networks. To prevent intrusion of systems you should restrict port access to specific systems or subnets.</text:p>
      <text:p text:style-name="P34"><text:soft-page-break/>If post 22 is blocked to all traffic other than specified IP addresses then even a brut force attack will fail.</text:p>
      <text:p text:style-name="P34">ICMP is used for Ping. This can be used to map a network using a "ping sweep". Shutting off ICMP can be a way to limit the ability of intruders to map your network. It can also be a way to make your sys admins lose their minds when they need to troublsehoot network issues.</text:p>
      <text:h text:style-name="Heading_20_1" text:outline-level="1"><text:bookmark-start text:name="__RefHeading___Toc5068_529277545"/>Wireless Isolation<text:bookmark-end text:name="__RefHeading___Toc5068_529277545"/></text:h>
      <text:p text:style-name="P35">WiFi access points can offer isolation. This means that the devices connected to the Access Point cannot communicate with each other directly.</text:p>
      <text:h text:style-name="Heading_20_1" text:outline-level="1"><text:bookmark-start text:name="__RefHeading___Toc5070_529277545"/>DNS Security<text:bookmark-end text:name="__RefHeading___Toc5070_529277545"/></text:h>
      <text:p text:style-name="P36">DNS resolves Domain Names to IP Addresses. Many nefarious programs will "call home" using DNS. <text:s/>If you use DNS Servers that will block resolution to malicious domains this can stop many attacks.</text:p>
      <text:p text:style-name="P37"><text:a xlink:type="simple" xlink:href="https://www.opendns.com/" text:style-name="Internet_20_link" text:visited-style-name="Visited_20_Internet_20_Link"><text:span text:style-name="T13">https://www.opendns.com</text:span></text:a></text:p>
      <text:h text:style-name="Heading_20_1" text:outline-level="1"><text:bookmark-start text:name="__RefHeading___Toc4806_529277545"/>Documentation and Planning <text:bookmark-end text:name="__RefHeading___Toc4806_529277545"/><text:span text:style-name="T14"/></text:h>
      <text:p text:style-name="Text_20_body">Document what you've done and why for the next generation.<text:span text:style-name="T4"/></text:p>
      <text:p text:style-name="Text_20_body"><text:tab/>Maintain and update documentation</text:p>
      <text:p text:style-name="Text_20_body">90% of time goes to planning and 10% towards implementation.</text:p>
      <text:p text:style-name="Text_20_body">Procedures<text:span text:style-name="T4"/></text:p>
      <text:list text:style-name="L3">
        <text:list-item>
          <text:p text:style-name="P38">What happens when events happen?<text:span text:style-name="T4"/></text:p>
        </text:list-item>
        <text:list-item>
          <text:p text:style-name="P38">Process for communicating with Vested Interests</text:p>
        </text:list-item>
      </text:list>
      <text:p text:style-name="Text_20_body">Periodically verify documentation and procedures. <text:s/>Did a Point of Contact go out on parental leave, how would you find out?</text:p>
      <text:p text:style-name="Text_20_body">Make sure your documentation is accessible if you have a "biblical flood"</text:p>
      <text:h text:style-name="Heading_20_1" text:outline-level="1"><text:bookmark-start text:name="__RefHeading___Toc4808_529277545"/>Resources<text:bookmark-end text:name="__RefHeading___Toc4808_529277545"/><text:span text:style-name="T14"/></text:h>
      <text:p text:style-name="Text_20_body">What resources have you been provided for security?</text:p>
      <text:p text:style-name="Text_20_body">Build security around the resources that you have, not what you wish you had.</text:p>
      <text:p text:style-name="Text_20_body">Build based off of institutional capabilities not on specific employee skills.<text:span text:style-name="T4"/></text:p>
      <text:list text:style-name="L4">
        <text:list-item>
          <text:p text:style-name="P39">What happens if your expert gets poached and no one else understood what they did?</text:p>
        </text:list-item>
      </text:list>
      <text:p text:style-name="Text_20_body"><text:soft-page-break/>Build buy in with vested interests.<text:span text:style-name="T4"/></text:p>
      <text:list text:style-name="L5">
        <text:list-item>
          <text:p text:style-name="P40">Ask how the directors kid did at the lacrosse game, and... then ask if they saw the news about a data center going up in flames...</text:p>
        </text:list-item>
      </text:list>
      <text:p text:style-name="P36">Resource constraints are real. Can you draft off of a different project, or get a different department to fund your work?</text:p>
      <text:h text:style-name="Heading_20_1" text:outline-level="1" text:is-list-header="true"><text:bookmark-start text:name="__RefHeading___Toc4812_529277545"/>Over Complicated Security<text:bookmark-end text:name="__RefHeading___Toc4812_529277545"/></text:h>
      <text:p text:style-name="Text_20_body">If systems are locked down to such a degree that they are usable then you still do not have good security. Security systems should be as invisible as possible to legitimate users.</text:p>
      <text:h text:style-name="Heading_20_1" text:outline-level="1"><text:bookmark-start text:name="__RefHeading___Toc4816_529277545"/>Stupid Employee Games<text:bookmark-end text:name="__RefHeading___Toc4816_529277545"/><text:span text:style-name="T14"/></text:h>
      <text:p text:style-name="Text_20_body">Employees <text:span text:style-name="T13">can create significant threats to systems by doing things such as protecting their jobs. By making systems overly complicated, not documenting properly, or "memorizing" passwords they can cause issues if they are terminated or leave the company.</text:span></text:p>
      <text:p text:style-name="P36">With AI and how these systems operate it is ever more important that the whole team has an institutional knowledge on how systems work and how to maintain them. Growing pains that are learned in the lab, are much more painful to relearn in production.</text:p>
      <text:p text:style-name="Quotations">One of my students had a buddy who wrote as many 9 layer arrays as possible in his code because he knows that most people can't get their brain around the logic and therefore it gave him job security.</text:p>
      <text:p text:style-name="Text_20_body">Systems need to be audited on a regular basis<text:span text:style-name="T13"> to verify compliance with organization policies.</text:span></text:p>
      <text:h text:style-name="Heading_20_1" text:outline-level="1" text:is-list-header="true"><text:bookmark-start text:name="__RefHeading___Toc4824_529277545"/>Disaster Recovery<text:bookmark-end text:name="__RefHeading___Toc4824_529277545"/></text:h>
      <text:p text:style-name="Text_20_body">Safe Data is not the same as Usable Data</text:p>
      <text:p text:style-name="Text_20_body">How much is your companies time worth?<text:span text:style-name="T4"/></text:p>
      <text:p text:style-name="Text_20_body"><text:tab/>Data that is "safe" but unusable for a day might be very expensive</text:p>
      <text:p text:style-name="Text_20_body">Talk to your executives!</text:p>
      <text:h text:style-name="Heading_20_2" text:outline-level="2"><text:bookmark-start text:name="__RefHeading___Toc4826_529277545"/>DR vs. Backups<text:bookmark-end text:name="__RefHeading___Toc4826_529277545"/><text:span text:style-name="T14"/></text:h>
      <text:p text:style-name="Text_20_body">Backups are simply data stored in a transportable, stable format.</text:p>
      <text:p text:style-name="Text_20_body">Disaster Recovery is the process of making services available after a disaster.</text:p>
      <text:p text:style-name="Text_20_body">How long does it take 10TB to restore???</text:p>
      <text:h text:style-name="Heading_20_2" text:outline-level="2"><text:bookmark-start text:name="__RefHeading___Toc4828_529277545"/><text:soft-page-break/>Disaster Recovery Systems<text:bookmark-end text:name="__RefHeading___Toc4828_529277545"/><text:span text:style-name="T14"/></text:h>
      <text:p text:style-name="P41">Replication<text:span text:style-name="T15"/></text:p>
      <text:p text:style-name="Text_20_body">Database or data replication between servers and sites that should allow for compromised systems to be taken offline "seamlessly"</text:p>
      <text:p text:style-name="P41">Virtual Server Replication<text:span text:style-name="T15"/></text:p>
      <text:p text:style-name="Text_20_body">Veeam - Have your servers backup as usable VM's that can be spun up somewhere else.</text:p>
      <text:h text:style-name="Heading_20_2" text:outline-level="2"><text:bookmark-start text:name="__RefHeading___Toc4830_529277545"/>Hybrid Architecture<text:bookmark-end text:name="__RefHeading___Toc4830_529277545"/><text:span text:style-name="T14"/></text:h>
      <text:p text:style-name="Text_20_body">Multi Cloud or Public/ Private Cloud Hybrid - What happens if your vendor burns up? or just drops for a few hours?</text:p>
      <text:h text:style-name="Heading_20_1" text:outline-level="1"><text:bookmark-start text:name="__RefHeading___Toc4832_529277545"/>Physical / Operational Security and Surveillance<text:bookmark-end text:name="__RefHeading___Toc4832_529277545"/><text:span text:style-name="T16"/></text:h>
      <text:p text:style-name="Text_20_body">Good security keeps well intentioned employees from doing something stupid...</text:p>
      <text:h text:style-name="Heading_20_2" text:outline-level="2"><text:bookmark-start text:name="__RefHeading___Toc4834_529277545"/>Physical Security<text:bookmark-end text:name="__RefHeading___Toc4834_529277545"/><text:span text:style-name="T14"/></text:h>
      <text:p text:style-name="Text_20_body">Physically preventing people from accessing hardware.<text:span text:style-name="T17"> In the 2020's a real concern are employees laptops being stolen with valuable data</text:span></text:p>
      <text:list text:style-name="L6">
        <text:list-item>
          <text:p text:style-name="P42">Doors<text:span text:style-name="T4"/></text:p>
        </text:list-item>
        <text:list-item>
          <text:p text:style-name="P42">Locks<text:span text:style-name="T4"/></text:p>
        </text:list-item>
        <text:list-item>
          <text:p text:style-name="P42">Fences<text:span text:style-name="T4"/></text:p>
        </text:list-item>
        <text:list-item>
          <text:p text:style-name="P42">Server Racks<text:span text:style-name="T4"/></text:p>
        </text:list-item>
        <text:list-item>
          <text:p text:style-name="P42">Server or Device Boxes</text:p>
        </text:list-item>
      </text:list>
      <text:h text:style-name="Heading_20_2" text:outline-level="2"><text:bookmark-start text:name="__RefHeading___Toc4836_529277545"/>Operational Security<text:bookmark-end text:name="__RefHeading___Toc4836_529277545"/><text:span text:style-name="T14"/></text:h>
      <text:p text:style-name="Text_20_body">Prevent unauthorized people from understanding how your organization and infrastructure works.</text:p>
      <text:p text:style-name="Text_20_body">Put a "Restroom Out of Order" sign on the server room door (that's locked)</text:p>
      <text:p text:style-name="Text_20_body">Security through obscurity is a horrible concept that kinda works.</text:p>
      <text:p text:style-name="Text_20_body">Prevent your employees from saying what they do for your company on LinkedIn</text:p>
      <text:h text:style-name="Heading_20_2" text:outline-level="2"><text:bookmark-start text:name="__RefHeading___Toc4838_529277545"/>Surveillance<text:bookmark-end text:name="__RefHeading___Toc4838_529277545"/><text:span text:style-name="T14"/></text:h>
      <text:p text:style-name="Text_20_body">Surveillance is not security. <text:s/>You can watch someone steal your servers...</text:p>
      <text:p text:style-name="Text_20_body"><text:soft-page-break/>Deterrence - Hidden cameras suck at deterrence</text:p>
      <text:p text:style-name="Text_20_body">Actionable Intelligence<text:span text:style-name="T4"/></text:p>
      <text:p text:style-name="Text_20_body"><text:tab/>Is anyone watching the cameras<text:span text:style-name="T4"/></text:p>
      <text:p text:style-name="Text_20_body"><text:tab/>If the person watching the cameras sees an incident do they know what to do?<text:span text:style-name="T4"/></text:p>
      <text:p text:style-name="P43" loext:marker-style-name="T4"/>
      <text:h text:style-name="Heading_20_1" text:outline-level="1"><text:bookmark-start text:name="__RefHeading___Toc4840_529277545"/>API Security<text:bookmark-end text:name="__RefHeading___Toc4840_529277545"/><text:span text:style-name="T16"/></text:h>
      <text:h text:style-name="Heading_20_2" text:outline-level="2"><text:bookmark-start text:name="__RefHeading___Toc6532_1695438011"/>Vendor Trust<text:bookmark-end text:name="__RefHeading___Toc6532_1695438011"/><text:span text:style-name="T14"/></text:h>
      <text:p text:style-name="Text_20_body">Who works for the Vendor?</text:p>
      <text:p text:style-name="Text_20_body">What Happens to Your Data?<text:span text:style-name="T4"/></text:p>
      <text:p text:style-name="Text_20_body"><text:tab/>Is "meta" data important?</text:p>
      <text:p text:style-name="P44">Data Lockin</text:p>
      <text:h text:style-name="Heading_20_2" text:outline-level="2"><text:bookmark-start text:name="__RefHeading___Toc6534_1695438011"/>Key Security<text:bookmark-end text:name="__RefHeading___Toc6534_1695438011"/><text:span text:style-name="T14"/></text:h>
      <text:p text:style-name="Text_20_body">Key Rotation</text:p>
      <text:p text:style-name="Text_20_body">Don't Upload Your Keys!<text:span text:style-name="T4"/></text:p>
      <text:p text:style-name="Text_20_body"><text:tab/>Environment variables</text:p>
      <text:h text:style-name="Heading_20_2" text:outline-level="2"><text:bookmark-start text:name="__RefHeading___Toc6536_1695438011"/>Cache Responses<text:bookmark-end text:name="__RefHeading___Toc6536_1695438011"/><text:span text:style-name="T14"/></text:h>
      <text:p text:style-name="Text_20_body">Caching API request and response pairs allow you to query your own database in the future for perviously acquired data. This allows for continued operations if vendor goes down, and also reduces requests to API during normal operation.</text:p>
      <text:h text:style-name="Heading_20_2" text:outline-level="2"><text:bookmark-start text:name="__RefHeading___Toc6538_1695438011"/>Vendor Shut Down<text:bookmark-end text:name="__RefHeading___Toc6538_1695438011"/><text:span text:style-name="T14"/></text:h>
      <text:p text:style-name="Text_20_body">What happens if your vendor goes offline<text:span text:style-name="T4"/></text:p>
      <text:p text:style-name="Text_20_body"><text:tab/>Preconfigure failover to other API vendors, and test while everything is working.</text:p>
      <text:h text:style-name="Heading_20_1" text:outline-level="1" text:is-list-header="true"><text:bookmark-start text:name="__RefHeading___Toc6540_1695438011"/>Beware of Shadow IT<text:bookmark-end text:name="__RefHeading___Toc6540_1695438011"/></text:h>
      <text:p text:style-name="Text_20_body">An employee can circumvent all of your security for $5 a month...</text:p>
      <text:p text:style-name="Text_20_body">Get buy in from users so that hey use the proper systems.</text:p>
      <text:p text:style-name="Text_20_body">Understand user problems and try to make your systems work so they don't want to bypass them.</text:p>
      <text:h text:style-name="Heading_20_1" text:outline-level="1"><text:bookmark-start text:name="__RefHeading___Toc6542_1695438011"/><text:soft-page-break/>No Root for Standard Usage<text:bookmark-end text:name="__RefHeading___Toc6542_1695438011"/><text:span text:style-name="T14"/></text:h>
      <text:p text:style-name="Text_20_body">Malware/ viruses can perform tasks based on the users level of access. <text:s/>If the target of a phishing attack can't add a printer then the attack will probably fail.</text:p>
      <text:p text:style-name="Text_20_body">Don't login as a Global Admin to check your email</text:p>
      <text:h text:style-name="Heading_20_1" text:outline-level="1"><text:bookmark-start text:name="__RefHeading___Toc6544_1695438011"/>Directory Tree Security<text:bookmark-end text:name="__RefHeading___Toc6544_1695438011"/><text:span text:style-name="T14"/></text:h>
      <text:p text:style-name="Text_20_body">Can an attack get to your database file?</text:p>
      <text:p text:style-name="Text_20_body">Ransomeware doesn't need MySQL privileges if you can just encrypt the whole file.</text:p>
      <text:h text:style-name="Heading_20_1" text:outline-level="1"><text:bookmark-start text:name="__RefHeading___Toc5967_1695438011"/>Caching<text:bookmark-end text:name="__RefHeading___Toc5967_1695438011"/></text:h>
      <text:p text:style-name="Text_20_body">Reduces the number of requests to API vendors.</text:p>
      <text:p text:style-name="Text_20_body">Provides some redundancy if API is unreachable</text:p>
      <text:p text:style-name="Text_20_body">Make sure your cache is secure. Don't use SQLite on real systems.</text:p>
      <text:h text:style-name="Heading_20_1" text:outline-level="1"><text:bookmark-start text:name="__RefHeading___Toc6546_1695438011"/>Services vs Servers<text:bookmark-end text:name="__RefHeading___Toc6546_1695438011"/><text:span text:style-name="T14"/></text:h>
      <text:p text:style-name="Text_20_body">If you run the server whether physical or VPS you are responsible for everything from the service configuration, to the os updates, to the CPU fan.</text:p>
      <text:p text:style-name="Text_20_body">Services decrease the plane of attack against your systems from your perspective. Depending on the vendor there may be a large plane for attack on their side.</text:p>
      <text:p text:style-name="Text_20_body">Anything that can ping Google is on the "cloud". <text:s/></text:p>
      <text:h text:style-name="Heading_20_1" text:outline-level="1"><text:bookmark-start text:name="__RefHeading___Toc6548_1695438011"/>Geo Blocking and Auto Blocking<text:bookmark-end text:name="__RefHeading___Toc6548_1695438011"/><text:span text:style-name="T14"/></text:h>
      <text:p text:style-name="Text_20_body">Is there a reason someone in Zimbabwe should log into your systems?</text:p>
      <text:p text:style-name="Text_20_body"><text:span text:style-name="T18">Fail2Ban (</text:span><text:a xlink:type="simple" xlink:href="https://github.com/fail2ban/fail2ban" text:style-name="Internet_20_link" text:visited-style-name="Visited_20_Internet_20_Link"><text:span text:style-name="T19">https://github.com/fail2ban/fail2ban</text:span></text:a><text:span text:style-name="T18">)</text:span></text:p>
      <text:p text:style-name="Text_20_body"><text:tab/>Auto configures firewall based on rules</text:p>
      <text:h text:style-name="Heading_20_1" text:outline-level="1"><text:bookmark-start text:name="__RefHeading___Toc6550_1695438011"/>Authentication to Systems<text:bookmark-end text:name="__RefHeading___Toc6550_1695438011"/><text:span text:style-name="T14"/></text:h>
      <text:p text:style-name="Text_20_body">SSH Key instead of passwords<text:span text:style-name="T4"/></text:p>
      <text:p text:style-name="Text_20_body">MFA (Multi Factor Authentication)</text:p>
      <text:p text:style-name="Text_20_body">Firewalls for SSH</text:p>
      <text:h text:style-name="Heading_20_1" text:outline-level="1"><text:bookmark-start text:name="__RefHeading___Toc6552_1695438011"/><text:soft-page-break/>Encryption<text:bookmark-end text:name="__RefHeading___Toc6552_1695438011"/><text:span text:style-name="T14"/></text:h>
      <text:p text:style-name="Text_20_body">In rest and in transit</text:p>
      <text:p text:style-name="Text_20_body">Encrypt communications between your own systems.<text:span text:style-name="T4"/></text:p>
      <text:p text:style-name="Text_20_body">Certificate rotation</text:p>
      <text:h text:style-name="Heading_20_1" text:outline-level="1"><text:bookmark-start text:name="__RefHeading___Toc6554_1695438011"/>Auditing<text:bookmark-end text:name="__RefHeading___Toc6554_1695438011"/><text:span text:style-name="T16"/></text:h>
      <text:p text:style-name="Text_20_body">You can't fix problems you don't see.</text:p>
      <text:p text:style-name="Text_20_body">Old Accounts<text:span text:style-name="T4"/></text:p>
      <text:p text:style-name="Text_20_body">Inappropriate Permissions<text:span text:style-name="T4"/></text:p>
      <text:p text:style-name="Text_20_body">Patch, Updates and Security Settings<text:span text:style-name="T4"/></text:p>
      <text:p text:style-name="Text_20_body">Code Reviews</text:p>
      <text:h text:style-name="Heading_20_1" text:outline-level="1"><text:bookmark-start text:name="__RefHeading___Toc6556_1695438011"/>Employees and Contractors<text:bookmark-end text:name="__RefHeading___Toc6556_1695438011"/><text:span text:style-name="T16"/></text:h>
      <text:p text:style-name="Quotations">"We hire to quickly and fire too slowly..."</text:p>
      <text:p text:style-name="Text_20_body">What are the expectations for new hires?<text:span text:style-name="T4"/></text:p>
      <text:p text:style-name="Text_20_body"><text:tab/>What is a win, or a loss?</text:p>
      <text:p text:style-name="Text_20_body">Do they have enough supervision?</text:p>
      <text:p text:style-name="Text_20_body">Do you have a trusted party that can verify their work?</text:p>
      <text:p text:style-name="Text_20_body">What documentation and procedures do they have that they can follow?</text:p>
      <text:h text:style-name="Heading_20_1" text:outline-level="1"><text:bookmark-start text:name="__RefHeading___Toc6558_1695438011"/>Data Fetish<text:bookmark-end text:name="__RefHeading___Toc6558_1695438011"/><text:span text:style-name="T16"/></text:h>
      <text:p text:style-name="Text_20_body">The data you don't have can't be compromised</text:p>
      <text:p text:style-name="Text_20_body">Is data really the "new oil"? If so why do my Ads still suck?</text:p>
      <text:p text:style-name="Text_20_body">Articulate a reason that you are collecting the data that you do.</text:p>
      <text:p text:style-name="Text_20_body">Do other things correlate to PID (Personal Identifiable Information)</text:p>
      <text:h text:style-name="Heading_20_1" text:outline-level="1"><text:bookmark-start text:name="__RefHeading___Toc6560_1695438011"/>Hashing Data<text:bookmark-end text:name="__RefHeading___Toc6560_1695438011"/><text:span text:style-name="T14"/></text:h>
      <text:p text:style-name="Text_20_body">Allows you to test data without seeing what it actually is.<text:span text:style-name="T4"/></text:p>
      <text:p text:style-name="Text_20_body">Used for Passwords, but can also be used for things like IP Addresses</text:p>
      <text:h text:style-name="Heading_20_1" text:outline-level="1"><text:bookmark-start text:name="__RefHeading___Toc6562_1695438011"/><text:soft-page-break/>Regulations and Laws<text:bookmark-end text:name="__RefHeading___Toc6562_1695438011"/><text:span text:style-name="T16"/></text:h>
      <text:p text:style-name="Text_20_body">PCI, HIPPA, GDPR</text:p>
      <text:p text:style-name="Text_20_body">Governments will only get stricter about regulations. Do you understand for your target demographics what the regulatory environment looks like?</text:p>
      <text:p text:style-name="Text_20_body">Paying for services that are compliant may be cheaper than rolling your own.</text:p>
      <text:p text:style-name="Text_20_body">Just because you web app can be accessed from anywhere doesn't mean you want it to be.</text:p>
      <text:h text:style-name="Heading_20_1" text:outline-level="1"><text:bookmark-start text:name="__RefHeading___Toc6564_1695438011"/>Buy In<text:bookmark-end text:name="__RefHeading___Toc6564_1695438011"/><text:span text:style-name="T16"/></text:h>
      <text:p text:style-name="Text_20_body">Without buy in from vested interests your work will be brutally difficult.</text:p>
      <text:p text:style-name="Text_20_body">You need the resources and authority from execs to be able to build, deploy and maintain solutions. <text:s/>They need to trust you even when they can't see why.</text:p>
      <text:p text:style-name="Text_20_body">You need the supervision services of mid level managers to make sure procedures are bing followed by employees.</text:p>
      <text:p text:style-name="Text_20_body">You need mid level managers to respect you enough that they don't just swipe a credit card and create their own "shadow IT"</text:p>
      <text:p text:style-name="Text_20_body">You need employees to not actively try to circumvent your systems, and to be able to tell you when they see problems.</text:p>
      <text:h text:style-name="Heading_20_1" text:outline-level="1"><text:bookmark-start text:name="__RefHeading___Toc6566_1695438011"/>Office Politics<text:bookmark-end text:name="__RefHeading___Toc6566_1695438011"/><text:span text:style-name="T14"/></text:h>
      <text:p text:style-name="Text_20_body">Know kids names, and what types of dogs people have.</text:p>
      <text:p text:style-name="Text_20_body">CEO's sign the checks. <text:s/>Secretaries write them...</text:p>
      <text:p text:style-name="Text_20_body">Talk about anything in the world other than tech with fellow employees. You're not a geek, you're just a peer in a different department.</text:p>
      <text:p text:style-name="Text_20_body">Understand what your company does and how<text:span text:style-name="T4"/></text:p>
      <text:p text:style-name="Text_20_body"><text:tab/>offer to buy execs and warehouse workers a cup of coffee so that you can better understand what they do.</text:p>
      <text:h text:style-name="Heading_20_1" text:outline-level="1"><text:bookmark-start text:name="__RefHeading___Toc6568_1695438011"/>Education and Made Up Positions<text:bookmark-end text:name="__RefHeading___Toc6568_1695438011"/><text:span text:style-name="T14"/></text:h>
      <text:p text:style-name="Text_20_body">Run brown bag security briefings/ classes for employees.</text:p>
      <text:p text:style-name="Text_20_body">Everyone loves pieces of paper. <text:s/>Create your own "Uber Cyber Security Admin" certificate that employees can "earn"</text:p>
      <text:p text:style-name="Text_20_body"><text:soft-page-break/>People love gold stars. <text:s/>Create "Cyber Security Liaison" role for departments, and then do brown bag trainings, or debriefing sessions.</text:p>
      <text:p text:style-name="P45">Gamify your employees not destroying your systems.<text:span text:style-name="T20">..</text:span></text:p>
      <text:h text:style-name="P46" text:outline-level="1" text:is-list-header="true"><text:bookmark-start text:name="__RefHeading___Toc5062_529277545"/>LLM SoA Problems<text:bookmark-end text:name="__RefHeading___Toc5062_529277545"/></text:h>
      <text:p text:style-name="P47">The point of SoA is that you can swap out vendors are services relatively easily. <text:s/>The issue with "AI" services is that the responses that they provide and the prompts that they require may be very different.</text:p>
      <text:h text:style-name="P48" text:outline-level="1"><text:bookmark-start text:name="__RefHeading___Toc5064_529277545"/>Cost of Migration<text:bookmark-end text:name="__RefHeading___Toc5064_529277545"/></text:h>
      <text:p text:style-name="P49">Migration is always the most expensive and damaging process technology professionals will perform. It is always better to preplan for using systems that can scale and be reliable for your organization over the long haul.</text:p>
      <text:p text:style-name="P49">AI systems need far more testing than regular technology systems to verify that they will perform appropriately in production. Additionally many AI Vendors are over investing and will likely die or be acquired over the next few years. You don't want to be in the position of VWware customers when Broadcom decides that they'll just jack up the price of the product at will, or when Oracle killed<text:span text:style-name="T13"> Iron-Ware.</text:span></text:p>
      <text:p text:style-name="P50">The only thing worse than a legacy system is migrating off of a legacy system</text:p>
      <text:h text:style-name="P51" text:outline-level="1" text:is-list-header="true"><text:bookmark-start text:name="__RefHeading___Toc5074_529277545"/>Sanitization for AI<text:bookmark-end text:name="__RefHeading___Toc5074_529277545"/></text:h>
      <text:p text:style-name="P52">Is there a prompt injection?</text:p>
      <text:p text:style-name="P52"><text:span text:style-name="T21">I</text:span>s this appropriate?</text:p>
      <text:p text:style-name="P52">Is the response appropriate?</text:p>
      <text:h text:style-name="P53" text:outline-level="1" text:is-list-header="true"><text:bookmark-start text:name="__RefHeading___Toc5038_529277545"/>Context Compression<text:bookmark-end text:name="__RefHeading___Toc5038_529277545"/></text:h>
      <text:p text:style-name="P54">Context Compression issues can happen when you ask an LLM to optimize data for a context window and when it does it eliminates guardrails or rules that should be part of the context for the request.</text:p>
      <text:h text:style-name="P53" text:outline-level="1"><text:bookmark-start text:name="__RefHeading___Toc5040_529277545"/>Prompt Injection<text:bookmark-end text:name="__RefHeading___Toc5040_529277545"/></text:h>
      <text:p text:style-name="P55">Prompt injection is when the user tries to add instructions to the LLM query so that the LLM wil provide information it is not supposed to.</text:p>
      <text:h text:style-name="P51" text:outline-level="1"><text:bookmark-start text:name="__RefHeading___Toc5054_529277545"/>Data /Model Poisoning<text:bookmark-end text:name="__RefHeading___Toc5054_529277545"/></text:h>
      <text:p text:style-name="P54">Model Poisoning happens when nefarious actors are able to get bad data into the training material for a model.</text:p>
      <text:p text:style-name="P56"><text:soft-page-break/>In a joint study with the UK AI Security Institute and the Alan Turing Institute, we found that as few as 250 malicious documents can produce a "backdoor" vulnerability in a large language model—regardless of model size or training data volume.</text:p>
      <text:p text:style-name="P56">-Anthropic</text:p>
      <text:h text:style-name="P48" text:outline-level="1" text:is-list-header="true"><text:bookmark-start text:name="__RefHeading___Toc5056_529277545"/>Copyright/ IP<text:bookmark-end text:name="__RefHeading___Toc5056_529277545"/></text:h>
      <text:p text:style-name="P55">When dealing with Copyright and IP you ususally think about the output of the models. You also need to consider the license for the models themselves. Are you legally allowed to use the model for the task or project you are using it for? <text:s/>Can you build it into a finished product?</text:p>
      <text:h text:style-name="P57" text:outline-level="1" text:is-list-header="true"><text:bookmark-start text:name="__RefHeading___Toc5048_529277545"/><text:span text:style-name="T6">AI/LLM</text:span> Hijacking<text:bookmark-end text:name="__RefHeading___Toc5048_529277545"/></text:h>
      <text:p text:style-name="Quotations">Welcome to LLMjacking: the fastest-growing cybersecurity threat of 2026, and it's costing companies $46,000 to $100,000 per day in stolen AI compute resources.</text:p>
      <text:p text:style-name="P55">LLMjacking is when nefarious actors use your LLM to run their queri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Neue" svg:font-family="HelveticaNeue" style:font-pitch="variable"/>
    <style:font-face style:name="HelveticaNeue-Bold" svg:font-family="HelveticaNeue-Bold"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cccccc"/>
      <style:paragraph-properties fo:margin-top="0.1665in" fo:margin-bottom="0.0835in" style:contextual-spacing="false" fo:line-height="100%" style:page-number="auto" fo:background-color="#cccccc">
        <style:tab-stops/>
      </style:paragraph-properties>
      <style:text-properties fo:font-size="18pt" fo:font-weight="bold" fo:background-color="transparent"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DE" style:family="paragraph" style:parent-style-name="Preformatted_20_Text">
      <loext:graphic-properties draw:fill="solid" draw:fill-color="#eeeeee"/>
      <style:paragraph-properties fo:background-color="#eeeeee">
        <style:tab-stops/>
      </style:paragraph-properties>
    </style:style>
    <style:style style:name="Figure" style:family="paragraph" style:parent-style-name="Caption" style:class="extra"/>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style>
    <style:style style:name="MT1" style:family="text">
      <style:text-properties officeooo:rsid="00b83e6f"/>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footer>
        <text:p text:style-name="MP1"><text:date style:data-style-name="N37" text:date-value="2026-03-21T08:22:26.295344433">03/21/26</text:date><text:tab/><text:span text:style-name="MT1">Version: ETCG-26.03.19</text:span><text:tab/><text:bookmark-start text:name="PageNumWizard_FOOTER_Default Page Style21 Copy 1"/><text:page-number text:select-page="current">19</text:page-number> / <text:page-count>19</text:page-count><text:bookmark-end text:name="PageNumWizard_FOOTER_Default Page Style21 Copy 1"/><text:tab/></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13T09:09:34.910006122</meta:creation-date>
    <meta:editing-duration>P5DT4H27M33S</meta:editing-duration>
    <meta:editing-cycles>35</meta:editing-cycles>
    <meta:generator>LibreOffice/24.8.4.2$MacOSX_AARCH64 LibreOffice_project/bb3cfa12c7b1bf994ecc5649a80400d06cd71002</meta:generator>
    <dc:title>SD In Person Class</dc:title>
    <dc:date>2026-03-21T08:22:26.220590447</dc:date>
    <meta:print-date>2026-03-19T09:30:04.879412080</meta:print-date>
    <meta:document-statistic meta:table-count="0" meta:image-count="0" meta:object-count="0" meta:page-count="19" meta:paragraph-count="355" meta:word-count="4473" meta:character-count="27290" meta:non-whitespace-character-count="23157"/>
    <meta:template xlink:type="simple" xlink:actuate="onRequest" xlink:title="SD In Person Class" xlink:href="../../../../../../Application%20Support/LibreOffice/4/user/template/SD%20In%20Person%20Class.ott" meta:date="2026-03-13T09:09:34.294218707"/>
  </office:meta>
</office:document-meta>
</file>